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.6" style:display-name="1._Migratie_voorbereiden.6" style:family="table-row">
      <style:table-row-properties style:min-row-height="0.445cm" fo:background-color="transparent">
        <style:background-image/>
      </style:table-row-properties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24c95c9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Ubuntu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paragraph-rsid="01b63ad1"/>
    </style:style>
    <style:style style:name="P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text-properties officeooo:paragraph-rsid="01a57dee"/>
    </style:style>
    <style:style style:name="P17" style:family="paragraph" style:parent-style-name="Standard" style:list-style-name="L1">
      <style:paragraph-properties fo:break-before="page"/>
      <style:text-properties officeooo:paragraph-rsid="01e3b86a"/>
    </style:style>
    <style:style style:name="P18" style:family="paragraph" style:parent-style-name="Standard">
      <style:text-properties officeooo:paragraph-rsid="01bc32b8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4c95c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paragraph-rsid="023da383"/>
    </style:style>
    <style:style style:name="P21" style:family="paragraph" style:parent-style-name="Footnote">
      <style:text-properties officeooo:paragraph-rsid="0f92b562"/>
    </style:style>
    <style:style style:name="P22" style:family="paragraph" style:parent-style-name="Footnote">
      <style:text-properties officeooo:paragraph-rsid="02493d05"/>
    </style:style>
    <style:style style:name="P23" style:family="paragraph" style:parent-style-name="Standard">
      <style:text-properties officeooo:paragraph-rsid="01c0339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c32b8"/>
    </style:style>
    <style:style style:name="P27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28" style:family="paragraph" style:parent-style-name="Standard" style:list-style-name="L1">
      <style:text-properties officeooo:paragraph-rsid="01fe3c46"/>
    </style:style>
    <style:style style:name="P29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0" style:family="paragraph" style:parent-style-name="Standard">
      <style:text-properties officeooo:paragraph-rsid="01be4eb0"/>
    </style:style>
    <style:style style:name="P31" style:family="paragraph" style:parent-style-name="Footnote">
      <style:text-properties officeooo:paragraph-rsid="02060474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d7f5d" style:font-size-asian="10.5pt" style:font-size-complex="10.5pt"/>
    </style:style>
    <style:style style:name="P3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3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3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75b6b8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0.5pt" officeooo:paragraph-rsid="01ae0bb1" style:font-size-asian="10.5pt" style:font-size-complex="10.5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38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46b5b8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40" style:family="paragraph" style:parent-style-name="Standard" style:list-style-name="L2">
      <style:text-properties officeooo:paragraph-rsid="006ea368"/>
    </style:style>
    <style:style style:name="P41" style:family="paragraph" style:parent-style-name="Standard" style:list-style-name="L2">
      <style:text-properties officeooo:paragraph-rsid="01d1c20a"/>
    </style:style>
    <style:style style:name="P42" style:family="paragraph" style:parent-style-name="Standard">
      <style:text-properties officeooo:paragraph-rsid="0103e699"/>
    </style:style>
    <style:style style:name="P4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4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4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1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5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60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64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65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6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67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6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23895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en" fo:country="US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1" style:family="text"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5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6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7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8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9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20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6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" style:family="text">
      <style:text-properties officeooo:rsid="007505e5"/>
    </style:style>
    <style:style style:name="T29" style:family="text">
      <style:text-properties officeooo:rsid="0013aa8e"/>
    </style:style>
    <style:style style:name="T30" style:family="text">
      <style:text-properties officeooo:rsid="007ef2fc"/>
    </style:style>
    <style:style style:name="T31" style:family="text">
      <style:text-properties style:font-name="Liberation Sans" fo:font-size="12pt" style:font-size-asian="12pt" style:font-size-complex="12pt"/>
    </style:style>
    <style:style style:name="T32" style:family="text">
      <style:text-properties officeooo:rsid="009c12e0" style:font-size-asian="12pt" style:font-size-complex="12pt"/>
    </style:style>
    <style:style style:name="T33" style:family="text">
      <style:text-properties style:font-name="Liberation Sans" fo:font-size="12pt" officeooo:rsid="009c12e0" style:font-size-asian="12pt" style:font-size-complex="12pt"/>
    </style:style>
    <style:style style:name="T34" style:family="text">
      <style:text-properties style:font-name="Liberation Sans" fo:font-size="12pt" officeooo:rsid="00178133" style:font-size-asian="12pt" style:font-size-complex="12pt"/>
    </style:style>
    <style:style style:name="T35" style:family="text">
      <style:text-properties style:font-name="Liberation Sans" fo:font-size="12pt" officeooo:rsid="007ef2fc" style:font-size-asian="12pt" style:font-size-complex="12pt"/>
    </style:style>
    <style:style style:name="T36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4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6" style:family="text">
      <style:text-properties fo:color="#000000" loext:opacity="100%" fo:language="nl" fo:country="NL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style:text-line-through-style="none" style:text-line-through-type="none" style:font-name="Liberation Sans" style:text-underline-style="none" officeooo:rsid="0be91597" style:font-family-asian="'DejaVu Sans'" style:font-family-generic-asian="swiss" style:font-pitch-asian="variable" style:language-complex="nl" style:country-complex="NL"/>
    </style:style>
    <style:style style:name="T52" style:family="text">
      <style:text-properties style:text-line-through-style="none" style:text-line-through-type="none" style:font-name="Liberation Sans" style:text-underline-style="none" officeooo:rsid="00bddfbe" style:font-family-asian="Ubuntu" style:language-complex="nl" style:country-complex="NL"/>
    </style:style>
    <style:style style:name="T53" style:family="text">
      <style:text-properties style:font-name="Liberation Sans"/>
    </style:style>
    <style:style style:name="T54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fo:language="nl" fo:country="NL" fo:font-weight="normal" officeooo:rsid="003abb2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loext:opacity="100%" style:text-line-through-style="none" style:text-line-through-type="none" fo:language="nl" fo:country="NL" fo:font-weight="normal" officeooo:rsid="00fe7fca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6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6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6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size-asian="10pt" style:font-style-asian="normal" style:font-size-complex="10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e9adb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044939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47dd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officeooo:rsid="04473353"/>
    </style:style>
    <style:style style:name="T82" style:family="text">
      <style:text-properties officeooo:rsid="0f95a7a0"/>
    </style:style>
    <style:style style:name="T83" style:family="text">
      <style:text-properties officeooo:rsid="0f8f58bd"/>
    </style:style>
    <style:style style:name="T84" style:family="text">
      <style:text-properties officeooo:rsid="0aace3cd"/>
    </style:style>
    <style:style style:name="T85" style:family="text">
      <style:text-properties style:font-name="Ubuntu" fo:font-size="10pt" style:font-size-asian="10pt" style:font-size-complex="10pt"/>
    </style:style>
    <style:style style:name="T86" style:family="text">
      <style:text-properties style:font-name="Liberation Sans" fo:font-size="10pt" style:font-size-asian="10pt" style:font-size-complex="10pt"/>
    </style:style>
    <style:style style:name="T87" style:family="text">
      <style:text-properties style:font-name="Liberation Sans" fo:font-size="10pt" officeooo:rsid="0203f598" style:font-size-asian="10pt" style:font-size-complex="10pt"/>
    </style:style>
    <style:style style:name="T8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89" style:family="text">
      <style:text-properties officeooo:rsid="0203f598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2414f8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en" fo:country="US" fo:font-style="normal" style:text-underline-style="none" fo:font-weight="normal" officeooo:rsid="0181027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officeooo:rsid="015ed8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fo:language="nl" fo:country="NL" fo:font-style="normal" style:text-underline-style="none" officeooo:rsid="015dd0e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fo:language="nl" fo:country="NL" fo:font-style="normal" style:text-underline-style="none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weight="normal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weight="normal" officeooo:rsid="01cd201b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weight="normal" officeooo:rsid="0042511d" style:font-family-asian="'DejaVu Sans'" style:font-family-generic-asian="swiss" style:font-pitch-asian="variable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fo:language="nl" fo:country="NL" fo:font-style="normal" style:text-underline-style="none" officeooo:rsid="00af244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nl" fo:country="NL" fo:font-style="normal" style:text-underline-style="none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text-line-through-style="none" style:text-line-through-type="none" fo:language="nl" fo:country="NL" fo:font-style="normal" fo:font-weight="normal" officeooo:rsid="00e4d1b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fo:language="nl" fo:country="NL" fo:font-style="normal" fo:font-weight="normal" officeooo:rsid="002ae71c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fo:language="nl" fo:country="NL" fo:font-style="normal" fo:font-weight="normal" officeooo:rsid="0185636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nl" fo:country="NL" fo:font-style="normal" fo:font-weight="normal" officeooo:rsid="00dd2a8a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language="nl" fo:country="NL" fo:font-style="normal" fo:font-weight="normal" officeooo:rsid="00db79c1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language="nl" fo:country="NL" fo:font-style="normal" fo:font-weight="normal" officeooo:rsid="01837118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language="nl" fo:country="NL" fo:font-style="normal" fo:font-weight="normal" officeooo:rsid="0245e2ef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language="nl" fo:country="NL" fo:font-style="normal" fo:font-weight="normal" officeooo:rsid="00db7f2d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nl" fo:country="NL" fo:font-style="normal" fo:font-weight="normal" officeooo:rsid="00d9f46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fo:font-weight="normal" officeooo:rsid="00acdb5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officeooo:rsid="01e96954"/>
    </style:style>
    <style:style style:name="T202" style:family="text">
      <style:text-properties officeooo:rsid="0119bd75"/>
    </style:style>
    <style:style style:name="T203" style:family="text">
      <style:text-properties fo:font-weight="normal" officeooo:rsid="00172dcf" style:font-weight-asian="normal" style:font-weight-complex="normal"/>
    </style:style>
    <style:style style:name="T204" style:family="text">
      <style:text-properties officeooo:rsid="00172dcf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overzetten-Windows-Desktop-naar-Linux-Desktop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1"><text:span text:style-name="T1">C</text:span><text:span text:style-name="T2">hecklist voor </text:span><text:span text:style-name="T1">het</text:span><text:span text:style-name="T2"> </text:span><text:span text:style-name="T3">overzetten</text:span><text:span text:style-name="T2"> van Windows </text:span><text:span text:style-name="T4">Desktop </text:span><text:span text:style-name="T2">naar </text:span><text:span text:style-name="T5">Linux </text:span><text:span text:style-name="T4">Desktop </text:span><text:span text:style-name="T5">(</text:span><text:span text:style-name="T6">Debian, </text:span><text:span text:style-name="T7">Ubuntu,</text:span><text:span text:style-name="T8"> </text:span><text:span text:style-name="T9">of Rocky Linux</text:span><text:span text:style-name="T10">)</text:span><text:span text:style-name="T2">.</text:span></text:p>
      <text:p text:style-name="P2"/>
      <text:p text:style-name="P3"><text:span text:style-name="Strong_20_Emphasis"><text:span text:style-name="T11"/></text:span></text:p>
      <text:list text:style-name="L1">
        <text:list-item>
          <text:p text:style-name="P4"><text:span text:style-name="T12">Over</text:span><text:span text:style-name="T13">zetten</text:span><text:span text:style-name="T14"> voorbereiden</text:span><text:span text:style-name="T15"> (</text:span><text:span text:style-name="T16">alleen als </text:span><text:span text:style-name="T17">op</text:span><text:span text:style-name="T15"> Windows </text:span><text:span text:style-name="T18">D</text:span><text:span text:style-name="T19">esktop</text:span><text:span text:style-name="T20">)</text:span></text:p>
        </text:list-item>
      </text:list>
      <text:p text:style-name="P5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06" draw:name="Vorm1" draw:style-name="gr1" draw:text-style-name="P6" svg:width="0.35cm" svg:height="0.35cm" draw:control="control105"/></text:span></text:p>
          </table:table-cell>
          <table:table-cell table:style-name="_31_._5f_Migratie_5f_voorbereiden.A1" office:value-type="string">
            <text:p text:style-name="P7"><text:span text:style-name="T23">Download Mozilla Firefox, Mozilla Thunderbird, </text:span><text:span text:style-name="T24">en Google Chrome</text:span><text:span text:style-name="T23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07" draw:name="Vorm2" draw:style-name="gr1" draw:text-style-name="P6" svg:width="0.35cm" svg:height="0.35cm" draw:control="control106"/></text:span></text:p>
          </table:table-cell>
          <table:table-cell table:style-name="_31_._5f_Migratie_5f_voorbereiden.A1" office:value-type="string">
            <text:p text:style-name="P8"><text:span text:style-name="T25">Verbreek de Internetverbinding, zodat er geen nieuwe </text:span><text:span text:style-name="T26">e-</text:span><text:span text:style-name="T25">mails </text:span><text:span text:style-name="T26">meer</text:span><text:span text:style-name="T27"> </text:span><text:span text:style-name="T26">binnen </text:span><text:span text:style-name="T27">kunnen </text:span><text:span text:style-name="T25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08" draw:name="Vorm3" draw:style-name="gr1" draw:text-style-name="P6" svg:width="0.35cm" svg:height="0.35cm" draw:control="control107"/></text:span></text:p>
          </table:table-cell>
          <table:table-cell table:style-name="_31_._5f_Migratie_5f_voorbereiden.A1" office:value-type="string">
            <text:p text:style-name="P8">Verzame<text:span text:style-name="T28">l</text:span> <text:span text:style-name="T29">computernaam en </text:span>gebruikersnamen (zie pagina <text:span text:style-name="T30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09" draw:name="Vorm4" draw:style-name="gr1" draw:text-style-name="P6" svg:width="0.35cm" svg:height="0.35cm" draw:control="control108"/></text:span></text:p>
          </table:table-cell>
          <table:table-cell table:style-name="_31_._5f_Migratie_5f_voorbereiden.A1" office:value-type="string">
            <text:p text:style-name="P9"><text:span text:style-name="T31">Verzamel </text:span><text:span text:style-name="Emphasis"><text:span text:style-name="T32">per gebruiker</text:span></text:span><text:span text:style-name="T33"> </text:span><text:span text:style-name="T31">E-mailadressen </text:span><text:span text:style-name="T34">en</text:span><text:span text:style-name="T31"> mailserver</text:span><text:span text:style-name="T34">adressen</text:span><text:span text:style-name="T31"> inclusief gebruikersnamen en wachtwoorden, zie pagina </text:span><text:span text:style-name="T35">4</text:span><text:span text:style-name="T31">.</text:span></text:p>
          </table:table-cell>
        </table:table-row>
        <table:table-row table:style-name="_31_._5f_Migratie_5f_voorbereiden.6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7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0" draw:name="Vorm5" draw:style-name="gr1" draw:text-style-name="P6" svg:width="0.35cm" svg:height="0.35cm" draw:control="control109"/></text:span></text:p>
          </table:table-cell>
          <table:table-cell table:style-name="_31_._5f_Migratie_5f_voorbereiden.A1" office:value-type="string">
            <text:p text:style-name="P10"><text:span text:style-name="T36">Installeer en start </text:span><text:span text:style-name="T37">Google Chrome</text:span><text:span text:style-name="T36">, i</text:span><text:span text:style-name="T38">mporteer </text:span><text:span text:style-name="Emphasis"><text:span text:style-name="T39">per gebruiker</text:span></text:span><text:span text:style-name="T40"> </text:span><text:span text:style-name="T38">alles </text:span><text:span text:style-name="T41">vanuit </text:span><text:span text:style-name="T42">de </text:span><text:span text:style-name="T41">huidige browser</text:span><text:span text:style-name="T38">, en controleer de werking</text:span><text:span text:style-name="T36">.</text:span></text:p>
            <text:p text:style-name="P11"><text:span text:style-name="T43">Als importeren niet lukt, alles exporteren </text:span><text:span text:style-name="T44">op alle mogelijke manieren </text:span><text:span text:style-name="T43">vanuit </text:span><text:span text:style-name="T45">de </text:span><text:span text:style-name="T4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1" draw:name="Vorm6" draw:style-name="gr1" draw:text-style-name="P6" svg:width="0.35cm" svg:height="0.35cm" draw:control="control110"/></text:span></text:p>
          </table:table-cell>
          <table:table-cell table:style-name="_31_._5f_Migratie_5f_voorbereiden.A1" office:value-type="string">
            <text:p text:style-name="P12"><text:span text:style-name="T36">Installeer en start Mozilla Firefox, i</text:span><text:span text:style-name="T38">mporteer </text:span><text:span text:style-name="Emphasis"><text:span text:style-name="T39">per gebruiker</text:span></text:span><text:span text:style-name="T40"> </text:span><text:span text:style-name="T38">alles </text:span><text:span text:style-name="T41">vanuit </text:span><text:span text:style-name="T42">de </text:span><text:span text:style-name="T41">huidige browser</text:span><text:span text:style-name="T38">, en controleer de werking</text:span><text:span text:style-name="T36">.</text:span></text:p>
            <text:p text:style-name="P13"><text:span text:style-name="T43">Als importeren niet lukt, alles exporteren </text:span><text:span text:style-name="T44">op alle mogelijke manieren </text:span><text:span text:style-name="T43">vanuit </text:span><text:span text:style-name="T45">de </text:span><text:span text:style-name="T43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2" draw:name="Vorm7" draw:style-name="gr1" draw:text-style-name="P6" svg:width="0.35cm" svg:height="0.35cm" draw:control="control111"/></text:span></text:p>
          </table:table-cell>
          <table:table-cell table:style-name="_31_._5f_Migratie_5f_voorbereiden.A1" office:value-type="string">
            <text:p text:style-name="P7"><text:span text:style-name="T36">Installeer en start Mozilla Thunderbird, importeer </text:span><text:span text:style-name="Emphasis"><text:span text:style-name="T46">per gebruiker</text:span></text:span><text:span text:style-name="T47"> </text:span><text:span text:style-name="T48">vanuit </text:span><text:span text:style-name="T49">het </text:span><text:span text:style-name="T48">huidig e-mailprogramma </text:span><text:span text:style-name="T50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3" draw:name="Vorm8" draw:style-name="gr1" draw:text-style-name="P6" svg:width="0.35cm" svg:height="0.35cm" draw:control="control112"/></text:span></text:p>
          </table:table-cell>
          <table:table-cell table:style-name="_31_._5f_Migratie_5f_voorbereiden.A1" office:value-type="string">
            <text:p text:style-name="P7"><text:span text:style-name="T21"><text:s/></text:span><text:span text:style-name="T22"><draw:control text:anchor-type="as-char" draw:z-index="114" draw:name="Vorm9" draw:style-name="gr1" draw:text-style-name="P6" svg:width="0.35cm" svg:height="0.35cm" draw:control="control113"/></text:span><text:span text:style-name="T21"><text:s/></text:span><text:span text:style-name="T22"><draw:control text:anchor-type="as-char" draw:z-index="115" draw:name="Vorm10" draw:style-name="gr1" draw:text-style-name="P6" svg:width="0.35cm" svg:height="0.35cm" draw:control="control114"/></text:span><text:span text:style-name="T21"><text:s/></text:span><text:span text:style-name="T22"><draw:control text:anchor-type="as-char" draw:z-index="116" draw:name="Vorm11" draw:style-name="gr1" draw:text-style-name="P6" svg:width="0.35cm" svg:height="0.35cm" draw:control="control115"/></text:span><text:span text:style-name="T21"><text:s/></text:span><text:span text:style-name="T22"><draw:control text:anchor-type="as-char" draw:z-index="137" draw:name="Vorm12" draw:style-name="gr1" draw:text-style-name="P6" svg:width="0.35cm" svg:height="0.35cm" draw:control="control136"/></text:span><text:span text:style-name="T22"><text:tab/></text:span><text:span text:style-name="T50">accountinstellingen</text:span><text:span text:style-name="T36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7" draw:name="Vorm13" draw:style-name="gr1" draw:text-style-name="P6" svg:width="0.35cm" svg:height="0.35cm" draw:control="control116"/></text:span></text:p>
          </table:table-cell>
          <table:table-cell table:style-name="_31_._5f_Migratie_5f_voorbereiden.A1" office:value-type="string">
            <text:p text:style-name="P14"><text:span text:style-name="T51"><text:s/></text:span><text:span text:style-name="T52"><draw:control text:anchor-type="as-char" draw:z-index="133" draw:name="Vorm14" draw:style-name="gr1" draw:text-style-name="P6" svg:width="0.35cm" svg:height="0.35cm" draw:control="control132"/></text:span><text:span text:style-name="T51"><text:s/></text:span><text:span text:style-name="T52"><draw:control text:anchor-type="as-char" draw:z-index="134" draw:name="Vorm15" draw:style-name="gr1" draw:text-style-name="P6" svg:width="0.35cm" svg:height="0.35cm" draw:control="control133"/></text:span><text:span text:style-name="T51"><text:s/></text:span><text:span text:style-name="T52"><draw:control text:anchor-type="as-char" draw:z-index="135" draw:name="Vorm16" draw:style-name="gr1" draw:text-style-name="P6" svg:width="0.35cm" svg:height="0.35cm" draw:control="control134"/></text:span><text:span text:style-name="T51"><text:s/></text:span><text:span text:style-name="T52"><draw:control text:anchor-type="as-char" draw:z-index="136" draw:name="Vorm17" draw:style-name="gr1" draw:text-style-name="P6" svg:width="0.35cm" svg:height="0.35cm" draw:control="control135"/></text:span><text:span text:style-name="T52"><text:tab/></text:span><text:span text:style-name="T53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8" draw:name="Vorm18" draw:style-name="gr1" draw:text-style-name="P6" svg:width="0.35cm" svg:height="0.35cm" draw:control="control117"/></text:span></text:p>
          </table:table-cell>
          <table:table-cell table:style-name="_31_._5f_Migratie_5f_voorbereiden.A1" office:value-type="string">
            <text:p text:style-name="P14"><text:span text:style-name="T51"><text:s/></text:span><text:span text:style-name="T52"><draw:control text:anchor-type="as-char" draw:z-index="129" draw:name="Vorm19" draw:style-name="gr1" draw:text-style-name="P6" svg:width="0.35cm" svg:height="0.35cm" draw:control="control128"/></text:span><text:span text:style-name="T51"><text:s/></text:span><text:span text:style-name="T52"><draw:control text:anchor-type="as-char" draw:z-index="130" draw:name="Vorm20" draw:style-name="gr1" draw:text-style-name="P6" svg:width="0.35cm" svg:height="0.35cm" draw:control="control129"/></text:span><text:span text:style-name="T51"><text:s/></text:span><text:span text:style-name="T52"><draw:control text:anchor-type="as-char" draw:z-index="131" draw:name="Vorm21" draw:style-name="gr1" draw:text-style-name="P6" svg:width="0.35cm" svg:height="0.35cm" draw:control="control130"/></text:span><text:span text:style-name="T51"><text:s/></text:span><text:span text:style-name="T52"><draw:control text:anchor-type="as-char" draw:z-index="132" draw:name="Vorm22" draw:style-name="gr1" draw:text-style-name="P6" svg:width="0.35cm" svg:height="0.35cm" draw:control="control131"/></text:span><text:span text:style-name="T52"><text:tab/></text:span><text:span text:style-name="T53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19" draw:name="Vorm23" draw:style-name="gr1" draw:text-style-name="P6" svg:width="0.35cm" svg:height="0.35cm" draw:control="control118"/></text:span></text:p>
          </table:table-cell>
          <table:table-cell table:style-name="_31_._5f_Migratie_5f_voorbereiden.A1" office:value-type="string">
            <text:p text:style-name="P7"><text:span text:style-name="T21"><text:s/></text:span><text:span text:style-name="T22"><draw:control text:anchor-type="as-char" draw:z-index="125" draw:name="Vorm24" draw:style-name="gr1" draw:text-style-name="P6" svg:width="0.35cm" svg:height="0.35cm" draw:control="control124"/></text:span><text:span text:style-name="T21"><text:s/></text:span><text:span text:style-name="T22"><draw:control text:anchor-type="as-char" draw:z-index="126" draw:name="Vorm25" draw:style-name="gr1" draw:text-style-name="P6" svg:width="0.35cm" svg:height="0.35cm" draw:control="control125"/></text:span><text:span text:style-name="T21"><text:s/></text:span><text:span text:style-name="T22"><draw:control text:anchor-type="as-char" draw:z-index="127" draw:name="Vorm26" draw:style-name="gr1" draw:text-style-name="P6" svg:width="0.35cm" svg:height="0.35cm" draw:control="control126"/></text:span><text:span text:style-name="T21"><text:s/></text:span><text:span text:style-name="T22"><draw:control text:anchor-type="as-char" draw:z-index="128" draw:name="Vorm27" draw:style-name="gr1" draw:text-style-name="P6" svg:width="0.35cm" svg:height="0.35cm" draw:control="control127"/></text:span><text:span text:style-name="T22"><text:tab/></text:span><text:span text:style-name="T54">agenda, </text:span><text:span text:style-name="T36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><text:span text:style-name="T21"><text:s/></text:span><text:span text:style-name="T22"><draw:control text:anchor-type="as-char" draw:z-index="120" draw:name="Vorm28" draw:style-name="gr1" draw:text-style-name="P6" svg:width="0.35cm" svg:height="0.35cm" draw:control="control119"/></text:span></text:p>
          </table:table-cell>
          <table:table-cell table:style-name="_31_._5f_Migratie_5f_voorbereiden.A1" office:value-type="string">
            <text:p text:style-name="P7"><text:span text:style-name="T21"><text:s/></text:span><text:span text:style-name="T22"><draw:control text:anchor-type="as-char" draw:z-index="121" draw:name="Vorm29" draw:style-name="gr1" draw:text-style-name="P6" svg:width="0.35cm" svg:height="0.35cm" draw:control="control120"/></text:span><text:span text:style-name="T21"><text:s/></text:span><text:span text:style-name="T22"><draw:control text:anchor-type="as-char" draw:z-index="122" draw:name="Vorm30" draw:style-name="gr1" draw:text-style-name="P6" svg:width="0.35cm" svg:height="0.35cm" draw:control="control121"/></text:span><text:span text:style-name="T21"><text:s/></text:span><text:span text:style-name="T22"><draw:control text:anchor-type="as-char" draw:z-index="123" draw:name="Vorm31" draw:style-name="gr1" draw:text-style-name="P6" svg:width="0.35cm" svg:height="0.35cm" draw:control="control122"/></text:span><text:span text:style-name="T21"><text:s/></text:span><text:span text:style-name="T22"><draw:control text:anchor-type="as-char" draw:z-index="124" draw:name="Vorm32" draw:style-name="gr1" draw:text-style-name="P6" svg:width="0.35cm" svg:height="0.35cm" draw:control="control123"/></text:span><text:span text:style-name="T22"><text:tab/></text:span><text:span text:style-name="T36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"/>
          </table:table-cell>
          <table:table-cell table:style-name="_31_._5f_Migratie_5f_voorbereiden.A1" office:value-type="string">
            <text:p text:style-name="P15">Als importeren niet lukt, alles exporteren op alle mogelijke manieren vanuit het huidig e-mailprogramma om later de gegevens alsnog te kunnen importeren.</text:p>
          </table:table-cell>
        </table:table-row>
      </table:table>
      <text:p text:style-name="P16"/>
      <text:list text:continue-numbering="true" text:style-name="L1">
        <text:list-item text:start-value="1">
          <text:p text:style-name="P17"><text:span text:style-name="Strong_20_Emphasis"><text:span text:style-name="T55">Over</text:span></text:span><text:span text:style-name="Strong_20_Emphasis"><text:span text:style-name="T56">zetten</text:span></text:span><text:span text:style-name="Strong_20_Emphasis"><text:span text:style-name="T57"> voorbereiden</text:span></text:span><text:span text:style-name="Emphasis"><text:span text:style-name="T58"> - </text:span></text:span><text:span text:style-name="Emphasis"><text:span text:style-name="T59">vervolg</text:span></text:span></text:p>
        </text:list-item>
      </text:list>
      <text:p text:style-name="P18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18"><text:span text:style-name="T21"><text:s/></text:span><text:span text:style-name="T22"><draw:control text:anchor-type="as-char" draw:z-index="138" draw:name="Vorm33" draw:style-name="gr1" draw:text-style-name="P6" svg:width="0.35cm" svg:height="0.35cm" draw:control="control137"/></text:span></text:p>
          </table:table-cell>
          <table:table-cell table:style-name="_31_._5f_Migratie_5f_voorbereiden_5f__28_vervolg_29_.A1" office:value-type="string">
            <text:p text:style-name="P19"><text:span text:style-name="T60">Start de computer op vanaf</text:span><text:span text:style-name="T60"><text:note text:id="ftn1" text:note-class="footnote"><text:note-citation>1</text:note-citation><text:note-body><text:p text:style-name="P20"><text:span text:style-name="T61">B</text:span><text:span text:style-name="T62">ootmenu/</text:span><text:span text:style-name="T61">S</text:span><text:span text:style-name="T62">etup</text:span><text:span text:style-name="T63"> via </text:span><text:span text:style-name="T64">é</text:span><text:span text:style-name="T65">é</text:span><text:span text:style-name="T61">n van d</text:span><text:span text:style-name="T66">e </text:span><text:span text:style-name="T67">v</text:span><text:span text:style-name="T68">eelgebruikte toetsen: </text:span><text:span text:style-name="T69">Esc</text:span><text:span text:style-name="T70">, </text:span><text:span text:style-name="T69">Delete</text:span><text:span text:style-name="T70">, </text:span><text:span text:style-name="T69">F1</text:span><text:span text:style-name="T70">, </text:span><text:span text:style-name="T69">F2</text:span><text:span text:style-name="T70">, </text:span><text:span text:style-name="T69">F9</text:span><text:span text:style-name="T70">, </text:span><text:span text:style-name="T69">F10</text:span><text:span text:style-name="T70">, </text:span><text:span text:style-name="T69">F11</text:span><text:span text:style-name="T70">, or </text:span><text:span text:style-name="T69">F12</text:span></text:p></text:note-body></text:note></text:span><text:span text:style-name="T60"> </text:span><text:span text:style-name="T71">een</text:span><text:span text:style-name="T72"> </text:span><text:span text:style-name="T73">Debian, </text:span><text:span text:style-name="T74">Ubuntu,</text:span><text:span text:style-name="T75"> </text:span><text:span text:style-name="T76">of Rocky Linux</text:span><text:span text:style-name="T77"> </text:span><text:span text:style-name="T78">Desktop/</text:span><text:span text:style-name="T79">Workstation</text:span><text:span text:style-name="T78"> </text:span><text:span text:style-name="T80">L</text:span><text:span text:style-name="T78">ive</text:span><text:span text:style-name="T78"><text:note text:id="ftn2" text:note-class="footnote"><text:note-citation>2</text:note-citation><text:note-body><text:p text:style-name="P21"><text:span text:style-name="T81">Vanaf ee</text:span>n <text:span text:style-name="T82">L</text:span>ive <text:span text:style-name="T83">USB</text:span><text:span text:style-name="T84">-stick</text:span><text:span text:style-name="T85"> </text:span>kunt <text:span text:style-name="T81">u opstarten en</text:span> <text:span text:style-name="T86">met </text:span><text:span text:style-name="T87">Linux</text:span><text:span text:style-name="Strong_20_Emphasis"><text:span text:style-name="T88"> </text:span></text:span>werken zonder enige bestanden op de harde schijf te wijzigen en maakt ook installatie van <text:span text:style-name="T89">Linux</text:span><text:span text:style-name="T88"> </text:span>mogelijk.</text:p></text:note-body></text:note></text:span><text:span text:style-name="T78"> </text:span><text:span text:style-name="T90">USB</text:span><text:span text:style-name="T91">-stick</text:span><text:span text:style-name="T91"><text:note text:id="ftn3" text:note-class="footnote"><text:note-citation>3</text:note-citation><text:note-body><text:p text:style-name="P22"><text:span text:style-name="T92">Maak een opstartbare USB-stick</text:span><text:span text:style-name="T93">:<text:line-break/></text:span><text:span text:style-name="T94">Download </text:span><text:span text:style-name="T95">een </text:span><text:span text:style-name="T96">cd</text:span><text:span text:style-name="T97">-beeldbestand</text:span><text:span text:style-name="T98"> </text:span><text:span text:style-name="T99">(.iso), </text:span><text:span text:style-name="T100">zie Checklist installatie ...</text:span><text:span text:style-name="T101"><text:line-break/>De volgende stappen staan beschreven in </text:span><text:span text:style-name="Sterk_20_accent_20_voetnoot"><text:span text:style-name="T102">Linux informatie</text:span></text:span><text:span text:style-name="T101">, te vinden op </text:span><text:a xlink:type="simple" xlink:href="https://karelzimmer.nl/" text:style-name="Internet_20_link" text:visited-style-name="Visited_20_Internet_20_Link"><text:span text:style-name="T103">karelzimmer.nl</text:span></text:a><text:span text:style-name="T101">, onder </text:span><text:span text:style-name="Sterk_20_accent_20_voetnoot"><text:span text:style-name="T102">Linux</text:span></text:span><text:span text:style-name="T101">.</text:span></text:p></text:note-body></text:note></text:span><text:span text:style-name="T72">, </text:span><text:span text:style-name="T104">of vanaf Windows maar zet </text:span><text:span text:style-name="T105">een </text:span><text:span text:style-name="T106">eventuele virusscanner </text:span><text:span text:style-name="T107">uit</text:span><text:span text:style-name="T106"> </text:span><text:span text:style-name="T104">(vertraagt de back-up)</text:span><text:span text:style-name="T108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0" draw:name="Vorm34" draw:style-name="gr1" draw:text-style-name="P6" svg:width="0.35cm" svg:height="0.35cm" draw:control="control139"/></text:span></text:p>
          </table:table-cell>
          <table:table-cell table:style-name="_31_._5f_Migratie_5f_voorbereiden_5f__28_vervolg_29_.A1" office:value-type="string">
            <text:p text:style-name="P24"><text:span text:style-name="T109">M</text:span><text:span text:style-name="T110">aak een Windows </text:span><text:span text:style-name="T111">back-up</text:span><text:span text:style-name="T110"> via kopiëren naar een externe harddisk</text:span><text:span text:style-name="T112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1" draw:name="Vorm35" draw:style-name="gr1" draw:text-style-name="P6" svg:width="0.35cm" svg:height="0.35cm" draw:control="control140"/></text:span></text:p>
          </table:table-cell>
          <table:table-cell table:style-name="_31_._5f_Migratie_5f_voorbereiden_5f__28_vervolg_29_.A1" office:value-type="string">
            <text:p text:style-name="P24"><text:span text:style-name="T113">Mijn documenten, </text:span><text:span text:style-name="T114">etc</text:span><text:span text:style-name="T113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2" draw:name="Vorm37" draw:style-name="gr1" draw:text-style-name="P6" svg:width="0.35cm" svg:height="0.35cm" draw:control="control141"/></text:span></text:p>
          </table:table-cell>
          <table:table-cell table:style-name="_31_._5f_Migratie_5f_voorbereiden_5f__28_vervolg_29_.A1" office:value-type="string">
            <text:p text:style-name="P24"><text:span text:style-name="T113">Bureaubladachtergrond</text:span><text:span text:style-name="T115">en</text:span><text:span text:style-name="T113">.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3" draw:name="Vorm38" draw:style-name="gr1" draw:text-style-name="P6" svg:width="0.35cm" svg:height="0.35cm" draw:control="control142"/></text:span></text:p>
          </table:table-cell>
          <table:table-cell table:style-name="_31_._5f_Migratie_5f_voorbereiden_5f__28_vervolg_29_.A1" office:value-type="string">
            <text:p text:style-name="P25"><text:span text:style-name="T21"><text:s/></text:span><text:span text:style-name="T22"><draw:control text:anchor-type="as-char" draw:z-index="146" draw:name="Vorm39" draw:style-name="gr1" draw:text-style-name="P6" svg:width="0.35cm" svg:height="0.35cm" draw:control="control145"/></text:span><text:span text:style-name="T21"><text:s/></text:span><text:span text:style-name="T22"><draw:control text:anchor-type="as-char" draw:z-index="147" draw:name="Vorm40" draw:style-name="gr1" draw:text-style-name="P6" svg:width="0.35cm" svg:height="0.35cm" draw:control="control146"/></text:span><text:span text:style-name="T21"><text:s/></text:span><text:span text:style-name="T22"><draw:control text:anchor-type="as-char" draw:z-index="148" draw:name="Vorm41" draw:style-name="gr1" draw:text-style-name="P6" svg:width="0.35cm" svg:height="0.35cm" draw:control="control147"/></text:span><text:span text:style-name="T21"><text:s/></text:span><text:span text:style-name="T22"><draw:control text:anchor-type="as-char" draw:z-index="149" draw:name="Vorm42" draw:style-name="gr1" draw:text-style-name="P6" svg:width="0.35cm" svg:height="0.35cm" draw:control="control148"/></text:span><text:span text:style-name="T22"><text:tab/></text:span><text:span text:style-name="T113">De aangemaakte </text:span><text:span text:style-name="T116">C</text:span><text:span text:style-name="T117">hrome</text:span><text:span text:style-name="T113"> bestanden<text:line-break/><text:tab/><text:tab/><text:tab/><text:tab/></text:span><text:span text:style-name="T118">&lt;= </text:span><text:span text:style-name="T119">XP<text:tab/></text:span><text:span text:style-name="T120">:<text:tab/></text:span><text:span text:style-name="T113">C:\Documents and Settings\</text:span><text:span text:style-name="T121">&lt;</text:span><text:span text:style-name="T122">g</text:span><text:span text:style-name="T123">ebruikersnaam</text:span><text:span text:style-name="T121">&gt;</text:span><text:span text:style-name="T113">\Application Data\</text:span><text:span text:style-name="T116">Google</text:span><text:span text:style-name="T113"><text:line-break/><text:tab/><text:tab/><text:tab/><text:tab/></text:span><text:span text:style-name="T118">&gt;= </text:span><text:span text:style-name="T124">W7</text:span><text:span text:style-name="T125"><text:tab/></text:span><text:span text:style-name="T126">:</text:span><text:span text:style-name="T120"><text:tab/></text:span><text:span text:style-name="T113">C:\Users\</text:span><text:span text:style-name="T121">&lt;</text:span><text:span text:style-name="T123">Gebruikersnaam</text:span><text:span text:style-name="T121">&gt;</text:span><text:span text:style-name="T127">\</text:span><text:span text:style-name="T113">AppData\Roaming\</text:span><text:span text:style-name="T116">Google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4" draw:name="Vorm43" draw:style-name="gr1" draw:text-style-name="P6" svg:width="0.35cm" svg:height="0.35cm" draw:control="control143"/></text:span></text:p>
          </table:table-cell>
          <table:table-cell table:style-name="_31_._5f_Migratie_5f_voorbereiden_5f__28_vervolg_29_.A1" office:value-type="string">
            <text:p text:style-name="P25"><text:span text:style-name="T21"><text:s/></text:span><text:span text:style-name="T22"><draw:control text:anchor-type="as-char" draw:z-index="150" draw:name="Vorm44" draw:style-name="gr1" draw:text-style-name="P6" svg:width="0.35cm" svg:height="0.35cm" draw:control="control149"/></text:span><text:span text:style-name="T21"><text:s/></text:span><text:span text:style-name="T22"><draw:control text:anchor-type="as-char" draw:z-index="151" draw:name="Vorm45" draw:style-name="gr1" draw:text-style-name="P6" svg:width="0.35cm" svg:height="0.35cm" draw:control="control150"/></text:span><text:span text:style-name="T21"><text:s/></text:span><text:span text:style-name="T22"><draw:control text:anchor-type="as-char" draw:z-index="152" draw:name="Vorm46" draw:style-name="gr1" draw:text-style-name="P6" svg:width="0.35cm" svg:height="0.35cm" draw:control="control151"/></text:span><text:span text:style-name="T21"><text:s/></text:span><text:span text:style-name="T22"><draw:control text:anchor-type="as-char" draw:z-index="153" draw:name="Vorm47" draw:style-name="gr1" draw:text-style-name="P6" svg:width="0.35cm" svg:height="0.35cm" draw:control="control152"/></text:span><text:span text:style-name="T22"><text:tab/></text:span><text:span text:style-name="T113">De aangemaakte F</text:span><text:span text:style-name="T128">irefox</text:span><text:span text:style-name="T113"> bestanden<text:line-break/><text:tab/><text:tab/><text:tab/><text:tab/></text:span><text:span text:style-name="T118">&lt;= </text:span><text:span text:style-name="T119">XP<text:tab/></text:span><text:span text:style-name="T120">:<text:tab/></text:span><text:span text:style-name="T113">C:\Documents and Settings\</text:span><text:span text:style-name="T121">&lt;</text:span><text:span text:style-name="T122">g</text:span><text:span text:style-name="T123">ebruikersnaam</text:span><text:span text:style-name="T121">&gt;</text:span><text:span text:style-name="T113">\Application Data\Mozilla<text:line-break/><text:tab/><text:tab/><text:tab/><text:tab/></text:span><text:span text:style-name="T118">&gt;= </text:span><text:span text:style-name="T124">W7<text:tab/></text:span><text:span text:style-name="T126">:</text:span><text:span text:style-name="T120"><text:tab/></text:span><text:span text:style-name="T113">C:\Users\</text:span><text:span text:style-name="T121">&lt;</text:span><text:span text:style-name="T123">Gebruikersnaam</text:span><text:span text:style-name="T121">&gt;</text:span><text:span text:style-name="T127">\</text:span><text:span text:style-name="T113">AppData\Roaming\Mozilla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23"><text:span text:style-name="T21"><text:s/></text:span><text:span text:style-name="T22"><draw:control text:anchor-type="as-char" draw:z-index="145" draw:name="Vorm48" draw:style-name="gr1" draw:text-style-name="P6" svg:width="0.35cm" svg:height="0.35cm" draw:control="control144"/></text:span></text:p>
          </table:table-cell>
          <table:table-cell table:style-name="_31_._5f_Migratie_5f_voorbereiden_5f__28_vervolg_29_.A1" office:value-type="string">
            <text:p text:style-name="P25"><text:span text:style-name="T21"><text:s/></text:span><text:span text:style-name="T22"><draw:control text:anchor-type="as-char" draw:z-index="154" draw:name="Vorm49" draw:style-name="gr1" draw:text-style-name="P6" svg:width="0.35cm" svg:height="0.35cm" draw:control="control153"/></text:span><text:span text:style-name="T21"><text:s/></text:span><text:span text:style-name="T22"><draw:control text:anchor-type="as-char" draw:z-index="155" draw:name="Vorm50" draw:style-name="gr1" draw:text-style-name="P6" svg:width="0.35cm" svg:height="0.35cm" draw:control="control154"/></text:span><text:span text:style-name="T21"><text:s/></text:span><text:span text:style-name="T22"><draw:control text:anchor-type="as-char" draw:z-index="156" draw:name="Vorm51" draw:style-name="gr1" draw:text-style-name="P6" svg:width="0.35cm" svg:height="0.35cm" draw:control="control155"/></text:span><text:span text:style-name="T21"><text:s/></text:span><text:span text:style-name="T22"><draw:control text:anchor-type="as-char" draw:z-index="157" draw:name="Vorm52" draw:style-name="gr1" draw:text-style-name="P6" svg:width="0.35cm" svg:height="0.35cm" draw:control="control156"/></text:span><text:span text:style-name="T22"><text:tab/></text:span><text:span text:style-name="T113">De aangemaakte T</text:span><text:span text:style-name="T128">hunderbird</text:span><text:span text:style-name="T113"> bestanden<text:line-break/><text:tab/><text:tab/><text:tab/><text:tab/></text:span><text:span text:style-name="T118">&lt;= </text:span><text:span text:style-name="T119">XP<text:tab/></text:span><text:span text:style-name="T120">:<text:tab/></text:span><text:span text:style-name="T127">C:\Documents and Settings\</text:span><text:span text:style-name="T129">&lt;</text:span><text:span text:style-name="T122">g</text:span><text:span text:style-name="T123">ebruikersnaam</text:span><text:span text:style-name="T129">&gt;</text:span><text:span text:style-name="T127">\</text:span><text:span text:style-name="T113">Application Data\Thunderbird<text:line-break/><text:tab/><text:tab/><text:tab/><text:tab/></text:span><text:span text:style-name="T118">&gt;= </text:span><text:span text:style-name="T124">W7<text:tab/></text:span><text:span text:style-name="T126">:</text:span><text:span text:style-name="T120"><text:tab/></text:span><text:span text:style-name="T113">C:\Users\</text:span><text:span text:style-name="T121">&lt;</text:span><text:span text:style-name="T123">Gebruikersnaam</text:span><text:span text:style-name="T121">&gt;</text:span><text:span text:style-name="T127">\</text:span><text:span text:style-name="T113">AppData\Roaming\Thunderbird</text:span></text:p>
          </table:table-cell>
        </table:table-row>
      </table:table>
      <text:p text:style-name="P26"/>
      <text:p text:style-name="P27"/>
      <text:list text:continue-numbering="true" text:style-name="L1">
        <text:list-item>
          <text:p text:style-name="P28"><text:span text:style-name="Strong_20_Emphasis"><text:span text:style-name="T130">Linux </text:span></text:span><text:span text:style-name="Strong_20_Emphasis"><text:span text:style-name="T131">installeren</text:span></text:span><text:span text:style-name="T132"> </text:span><text:span text:style-name="Emphasis"><text:span text:style-name="T133">(</text:span></text:span><text:span text:style-name="Emphasis"><text:span text:style-name="T134">Desktop: </text:span></text:span><text:span text:style-name="Emphasis"><text:span text:style-name="T135">overweeg dual-boot</text:span></text:span><text:span text:style-name="Emphasis"><text:span text:style-name="T133">)</text:span></text:span></text:p>
        </text:list-item>
      </text:list>
      <text:p text:style-name="P2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0"><text:span text:style-name="T21"><text:s/></text:span><text:span text:style-name="T22"><draw:control text:anchor-type="as-char" draw:z-index="139" draw:name="Vorm53" draw:style-name="gr1" draw:text-style-name="P6" svg:width="0.35cm" svg:height="0.35cm" draw:control="control138"/></text:span></text:p>
          </table:table-cell>
          <table:table-cell table:style-name="_32_._5f_Ubuntu_5f_installeren.A1" office:value-type="string">
            <text:p text:style-name="P19"><text:span text:style-name="T108">Installeer </text:span><text:span text:style-name="T136">Debian, </text:span><text:span text:style-name="T108">Ubuntu, of Rocky Linux volgens de </text:span><text:span text:style-name="Strong_20_Emphasis"><text:span text:style-name="T137">Checklist</text:span></text:span><text:span text:style-name="Strong_20_Emphasis"><text:span text:style-name="T138"> i</text:span></text:span><text:span text:style-name="Strong_20_Emphasis"><text:span text:style-name="T139">nstallatie</text:span></text:span><text:span text:style-name="T140"><text:note text:id="ftn4" text:note-class="footnote"><text:note-citation>4</text:note-citation><text:note-body><text:p text:style-name="P31">Checklist installatie is te vinden op <text:a xlink:type="simple" xlink:href="https://karelzimmer.nl/" text:style-name="Internet_20_link" text:visited-style-name="Visited_20_Internet_20_Link"><text:span text:style-name="T103">karelzimmer.nl</text:span></text:a><text:span text:style-name="T101">, onder </text:span><text:span text:style-name="Sterk_20_accent_20_voetnoot"><text:span text:style-name="T102">Linux</text:span></text:span><text:span text:style-name="T101">.</text:span></text:p></text:note-body></text:note></text:span><text:span text:style-name="T140">.</text:span></text:p>
          </table:table-cell>
        </table:table-row>
      </table:table>
      <text:p text:style-name="P32"><text:span text:style-name="Strong_20_Emphasis"><text:span text:style-name="T141"><text:tab/></text:span></text:span></text:p>
      <text:list text:continue-numbering="true" text:style-name="L1">
        <text:list-item>
          <text:p text:style-name="P33"><text:span text:style-name="Strong_20_Emphasis"><text:span text:style-name="T55">Over</text:span></text:span><text:span text:style-name="Strong_20_Emphasis"><text:span text:style-name="T56">zetten </text:span></text:span><text:span text:style-name="Strong_20_Emphasis"><text:span text:style-name="T142">uitvoeren</text:span></text:span><text:span text:style-name="Emphasis"><text:span text:style-name="T143"> (</text:span></text:span><text:span text:style-name="Emphasis"><text:span text:style-name="T144">op</text:span></text:span><text:span text:style-name="Emphasis"><text:span text:style-name="T143"> </text:span></text:span><text:span text:style-name="Emphasis"><text:span text:style-name="T145">Linux</text:span></text:span><text:span text:style-name="Emphasis"><text:span text:style-name="T143">)</text:span></text:span><text:span text:style-name="Strong_20_Emphasis"><text:span text:style-name="T146"><text:line-break/></text:span></text:span></text:p>
          <text:p text:style-name="P34"><text:span text:style-name="Emphasis">De handelingen in dit hoofdstuk dienen per gebruiker te worden uitgevoerd.</text:span></text:p>
          <text:p text:style-name="P35"><text:span text:style-name="T147"/></text:p>
        </text:list-item>
      </text:list>
      <text:p text:style-name="P36"><text:span text:style-name="T141"><text:tab/></text:span><text:span text:style-name="T141"><draw:control text:anchor-type="as-char" draw:z-index="2" draw:name="Vorm54" draw:style-name="gr1" draw:text-style-name="P6" svg:width="0.35cm" svg:height="0.35cm" draw:control="control1"/></text:span><text:span text:style-name="T141"><text:tab/></text:span><text:span text:style-name="T141"><draw:control text:anchor-type="as-char" draw:z-index="13" draw:name="Vorm55" draw:style-name="gr1" draw:text-style-name="P6" svg:width="0.35cm" svg:height="0.35cm" draw:control="control12"/></text:span><text:span text:style-name="T141"><text:tab/></text:span><text:span text:style-name="T141"><draw:control text:anchor-type="as-char" draw:z-index="14" draw:name="Vorm56" draw:style-name="gr1" draw:text-style-name="P6" svg:width="0.35cm" svg:height="0.35cm" draw:control="control13"/></text:span><text:span text:style-name="T141"><text:tab/></text:span><text:span text:style-name="T141"><draw:control text:anchor-type="as-char" draw:z-index="15" draw:name="Vorm57" draw:style-name="gr1" draw:text-style-name="P6" svg:width="0.35cm" svg:height="0.35cm" draw:control="control14"/></text:span><text:span text:style-name="T141"><text:tab/></text:span><text:span text:style-name="T148">Zorg dat er geen </text:span><text:span text:style-name="T149">Internetverbinding </text:span><text:span text:style-name="T148">is, zodat er geen nieuwe </text:span><text:span text:style-name="T150">e-</text:span><text:span text:style-name="T148">mails </text:span><text:span text:style-name="T151">kunnen </text:span><text:span text:style-name="T150">binnen</text:span><text:span text:style-name="T148">komen.</text:span></text:p>
      <text:p text:style-name="P37"><text:span text:style-name="T152"><text:tab/></text:span><text:span text:style-name="T152"><draw:control text:anchor-type="as-char" draw:z-index="3" draw:name="Vorm58" draw:style-name="gr1" draw:text-style-name="P6" svg:width="0.35cm" svg:height="0.35cm" draw:control="control2"/></text:span><text:span text:style-name="T152"><text:tab/></text:span><text:span text:style-name="T152"><draw:control text:anchor-type="as-char" draw:z-index="16" draw:name="Vorm59" draw:style-name="gr1" draw:text-style-name="P6" svg:width="0.35cm" svg:height="0.35cm" draw:control="control15"/></text:span><text:span text:style-name="T152"><text:tab/></text:span><text:span text:style-name="T152"><draw:control text:anchor-type="as-char" draw:z-index="17" draw:name="Vorm60" draw:style-name="gr1" draw:text-style-name="P6" svg:width="0.35cm" svg:height="0.35cm" draw:control="control16"/></text:span><text:span text:style-name="T152"><text:tab/></text:span><text:span text:style-name="T152"><draw:control text:anchor-type="as-char" draw:z-index="18" draw:name="Vorm61" draw:style-name="gr1" draw:text-style-name="P6" svg:width="0.35cm" svg:height="0.35cm" draw:control="control17"/></text:span><text:span text:style-name="T152"><text:tab/></text:span><text:span text:style-name="T146">Koppel de externe harddisk aan.</text:span></text:p>
      <text:p text:style-name="P37"><text:span text:style-name="T152"><text:tab/></text:span><text:span text:style-name="T152"><draw:control text:anchor-type="as-char" draw:z-index="4" draw:name="Vorm62" draw:style-name="gr1" draw:text-style-name="P6" svg:width="0.35cm" svg:height="0.35cm" draw:control="control3"/></text:span><text:span text:style-name="T152"><text:tab/></text:span><text:span text:style-name="T152"><draw:control text:anchor-type="as-char" draw:z-index="19" draw:name="Vorm63" draw:style-name="gr1" draw:text-style-name="P6" svg:width="0.35cm" svg:height="0.35cm" draw:control="control18"/></text:span><text:span text:style-name="T152"><text:tab/></text:span><text:span text:style-name="T152"><draw:control text:anchor-type="as-char" draw:z-index="20" draw:name="Vorm64" draw:style-name="gr1" draw:text-style-name="P6" svg:width="0.35cm" svg:height="0.35cm" draw:control="control19"/></text:span><text:span text:style-name="T152"><text:tab/></text:span><text:span text:style-name="T152"><draw:control text:anchor-type="as-char" draw:z-index="21" draw:name="Vorm65" draw:style-name="gr1" draw:text-style-name="P6" svg:width="0.35cm" svg:height="0.35cm" draw:control="control20"/></text:span><text:span text:style-name="T152"><text:tab/></text:span><text:span text:style-name="T146">Kopieer </text:span><text:span text:style-name="T153">Mijn documenten, </text:span><text:span text:style-name="T114">etc</text:span><text:span text:style-name="T146">.</text:span></text:p>
      <text:p text:style-name="P37"><text:span text:style-name="T152"><text:tab/></text:span><text:span text:style-name="T152"><draw:control text:anchor-type="as-char" draw:z-index="5" draw:name="Vorm70" draw:style-name="gr1" draw:text-style-name="P6" svg:width="0.35cm" svg:height="0.35cm" draw:control="control4"/></text:span><text:span text:style-name="T152"><text:tab/></text:span><text:span text:style-name="T152"><draw:control text:anchor-type="as-char" draw:z-index="22" draw:name="Vorm71" draw:style-name="gr1" draw:text-style-name="P6" svg:width="0.35cm" svg:height="0.35cm" draw:control="control21"/></text:span><text:span text:style-name="T152"><text:tab/></text:span><text:span text:style-name="T152"><draw:control text:anchor-type="as-char" draw:z-index="23" draw:name="Vorm72" draw:style-name="gr1" draw:text-style-name="P6" svg:width="0.35cm" svg:height="0.35cm" draw:control="control22"/></text:span><text:span text:style-name="T152"><text:tab/></text:span><text:span text:style-name="T152"><draw:control text:anchor-type="as-char" draw:z-index="24" draw:name="Vorm73" draw:style-name="gr1" draw:text-style-name="P6" svg:width="0.35cm" svg:height="0.35cm" draw:control="control23"/></text:span><text:span text:style-name="T152"><text:tab/></text:span><text:span text:style-name="T154">Kopieer </text:span><text:span text:style-name="T113">Bureaubladachtergrond </text:span><text:span text:style-name="T155">naar ~/Afbeeldingen.</text:span></text:p>
      <text:p text:style-name="P37"><text:span text:style-name="T152"><text:tab/></text:span><text:span text:style-name="T152"><draw:control text:anchor-type="as-char" draw:z-index="6" draw:name="Vorm74" draw:style-name="gr1" draw:text-style-name="P6" svg:width="0.35cm" svg:height="0.35cm" draw:control="control5"/></text:span><text:span text:style-name="T152"><text:tab/></text:span><text:span text:style-name="T152"><draw:control text:anchor-type="as-char" draw:z-index="25" draw:name="Vorm75" draw:style-name="gr1" draw:text-style-name="P6" svg:width="0.35cm" svg:height="0.35cm" draw:control="control24"/></text:span><text:span text:style-name="T152"><text:tab/></text:span><text:span text:style-name="T152"><draw:control text:anchor-type="as-char" draw:z-index="26" draw:name="Vorm76" draw:style-name="gr1" draw:text-style-name="P6" svg:width="0.35cm" svg:height="0.35cm" draw:control="control25"/></text:span><text:span text:style-name="T152"><text:tab/></text:span><text:span text:style-name="T152"><draw:control text:anchor-type="as-char" draw:z-index="27" draw:name="Vorm77" draw:style-name="gr1" draw:text-style-name="P6" svg:width="0.35cm" svg:height="0.35cm" draw:control="control26"/></text:span><text:span text:style-name="T152"><text:tab/></text:span><text:span text:style-name="T146">Kopieer de </text:span><text:span text:style-name="T156">Chrome </text:span><text:span text:style-name="T146">data </text:span><text:span text:style-name="T154">naar ~/.</text:span><text:span text:style-name="T156">chrome</text:span><text:span text:style-name="T157">, </text:span><text:span text:style-name="T114">of in </text:span><text:span text:style-name="T154">~/.</text:span><text:span text:style-name="T158">google</text:span><text:span text:style-name="T154">.</text:span></text:p>
      <text:p text:style-name="P37"><text:span text:style-name="T152"><text:tab/></text:span><text:span text:style-name="T152"><draw:control text:anchor-type="as-char" draw:z-index="7" draw:name="Vorm78" draw:style-name="gr1" draw:text-style-name="P6" svg:width="0.35cm" svg:height="0.35cm" draw:control="control6"/></text:span><text:span text:style-name="T152"><text:tab/></text:span><text:span text:style-name="T152"><draw:control text:anchor-type="as-char" draw:z-index="28" draw:name="Vorm79" draw:style-name="gr1" draw:text-style-name="P6" svg:width="0.35cm" svg:height="0.35cm" draw:control="control27"/></text:span><text:span text:style-name="T152"><text:tab/></text:span><text:span text:style-name="T152"><draw:control text:anchor-type="as-char" draw:z-index="29" draw:name="Vorm80" draw:style-name="gr1" draw:text-style-name="P6" svg:width="0.35cm" svg:height="0.35cm" draw:control="control28"/></text:span><text:span text:style-name="T152"><text:tab/></text:span><text:span text:style-name="T152"><draw:control text:anchor-type="as-char" draw:z-index="30" draw:name="Vorm81" draw:style-name="gr1" draw:text-style-name="P6" svg:width="0.35cm" svg:height="0.35cm" draw:control="control29"/></text:span><text:span text:style-name="T152"><text:tab/></text:span><text:span text:style-name="T146">Kopieer de Firefox data </text:span><text:span text:style-name="T154">naar ~/.mozilla </text:span><text:span text:style-name="T157">(let op </text:span><text:span text:style-name="Strong_20_Emphasis"><text:span text:style-name="T159">F</text:span></text:span><text:span text:style-name="T157">irefox</text:span><text:span text:style-name="T160">→</text:span><text:span text:style-name="Strong_20_Emphasis"><text:span text:style-name="T161">f</text:span></text:span><text:span text:style-name="T162">irefox</text:span><text:span text:style-name="T157">), </text:span><text:span text:style-name="T114">of in </text:span><text:span text:style-name="T154">~/.mozilla.</text:span></text:p>
      <text:p text:style-name="P36"><text:span text:style-name="T141"><text:tab/></text:span><text:span text:style-name="T141"><draw:control text:anchor-type="as-char" draw:z-index="8" draw:name="Vorm82" draw:style-name="gr1" draw:text-style-name="P6" svg:width="0.35cm" svg:height="0.35cm" draw:control="control7"/></text:span><text:span text:style-name="T141"><text:tab/></text:span><text:span text:style-name="T141"><draw:control text:anchor-type="as-char" draw:z-index="31" draw:name="Vorm83" draw:style-name="gr1" draw:text-style-name="P6" svg:width="0.35cm" svg:height="0.35cm" draw:control="control30"/></text:span><text:span text:style-name="T141"><text:tab/></text:span><text:span text:style-name="T141"><draw:control text:anchor-type="as-char" draw:z-index="32" draw:name="Vorm84" draw:style-name="gr1" draw:text-style-name="P6" svg:width="0.35cm" svg:height="0.35cm" draw:control="control31"/></text:span><text:span text:style-name="T141"><text:tab/></text:span><text:span text:style-name="T141"><draw:control text:anchor-type="as-char" draw:z-index="33" draw:name="Vorm85" draw:style-name="gr1" draw:text-style-name="P6" svg:width="0.35cm" svg:height="0.35cm" draw:control="control32"/></text:span><text:span text:style-name="T141"><text:tab/></text:span><text:span text:style-name="T149">Start Firefox en controleer de werking.</text:span></text:p>
      <text:p text:style-name="P36"><text:span text:style-name="T141"><text:tab/></text:span><text:span text:style-name="T141"><draw:control text:anchor-type="as-char" draw:z-index="9" draw:name="Vorm86" draw:style-name="gr1" draw:text-style-name="P6" svg:width="0.35cm" svg:height="0.35cm" draw:control="control8"/></text:span><text:span text:style-name="T141"><text:tab/></text:span><text:span text:style-name="T141"><draw:control text:anchor-type="as-char" draw:z-index="34" draw:name="Vorm87" draw:style-name="gr1" draw:text-style-name="P6" svg:width="0.35cm" svg:height="0.35cm" draw:control="control33"/></text:span><text:span text:style-name="T141"><text:tab/></text:span><text:span text:style-name="T141"><draw:control text:anchor-type="as-char" draw:z-index="35" draw:name="Vorm88" draw:style-name="gr1" draw:text-style-name="P6" svg:width="0.35cm" svg:height="0.35cm" draw:control="control34"/></text:span><text:span text:style-name="T141"><text:tab/></text:span><text:span text:style-name="T141"><draw:control text:anchor-type="as-char" draw:z-index="36" draw:name="Vorm89" draw:style-name="gr1" draw:text-style-name="P6" svg:width="0.35cm" svg:height="0.35cm" draw:control="control35"/></text:span><text:span text:style-name="T141"><text:tab/></text:span><text:span text:style-name="T149">Kopieer de Thunderbird data </text:span><text:span text:style-name="T163">naar ~/.thunderbird, </text:span><text:span text:style-name="T164">of in </text:span><text:span text:style-name="T163">~/.thunderbird.</text:span></text:p>
      <text:p text:style-name="P37"><text:span text:style-name="T152"><text:tab/></text:span><text:span text:style-name="T152"><draw:control text:anchor-type="as-char" draw:z-index="10" draw:name="Vorm90" draw:style-name="gr1" draw:text-style-name="P6" svg:width="0.35cm" svg:height="0.35cm" draw:control="control9"/></text:span><text:span text:style-name="T152"><text:tab/></text:span><text:span text:style-name="T152"><draw:control text:anchor-type="as-char" draw:z-index="37" draw:name="Vorm91" draw:style-name="gr1" draw:text-style-name="P6" svg:width="0.35cm" svg:height="0.35cm" draw:control="control36"/></text:span><text:span text:style-name="T152"><text:tab/></text:span><text:span text:style-name="T152"><draw:control text:anchor-type="as-char" draw:z-index="38" draw:name="Vorm92" draw:style-name="gr1" draw:text-style-name="P6" svg:width="0.35cm" svg:height="0.35cm" draw:control="control37"/></text:span><text:span text:style-name="T152"><text:tab/></text:span><text:span text:style-name="T152"><draw:control text:anchor-type="as-char" draw:z-index="41" draw:name="Vorm93" draw:style-name="gr1" draw:text-style-name="P6" svg:width="0.35cm" svg:height="0.35cm" draw:control="control40"/></text:span><text:span text:style-name="T152"><text:tab/></text:span><text:span text:style-name="T146">Start Thunderbird en controleer de werking </text:span><text:span text:style-name="T165">(inc</text:span><text:span text:style-name="T166">l</text:span><text:span text:style-name="T167">usief </text:span><text:span text:style-name="T165"><text:s/></text:span><text:span text:style-name="T168">eventuele</text:span><text:span text:style-name="T165"> Agenda)</text:span><text:span text:style-name="T146">.</text:span></text:p>
      <text:p text:style-name="P37"><text:span text:style-name="T152"><text:tab/></text:span><text:span text:style-name="T152"><draw:control text:anchor-type="as-char" draw:z-index="11" draw:name="Vorm94" draw:style-name="gr1" draw:text-style-name="P6" svg:width="0.35cm" svg:height="0.35cm" draw:control="control10"/></text:span><text:span text:style-name="T152"><text:tab/></text:span><text:span text:style-name="T152"><draw:control text:anchor-type="as-char" draw:z-index="39" draw:name="Vorm95" draw:style-name="gr1" draw:text-style-name="P6" svg:width="0.35cm" svg:height="0.35cm" draw:control="control38"/></text:span><text:span text:style-name="T152"><text:tab/></text:span><text:span text:style-name="T152"><draw:control text:anchor-type="as-char" draw:z-index="40" draw:name="Vorm96" draw:style-name="gr1" draw:text-style-name="P6" svg:width="0.35cm" svg:height="0.35cm" draw:control="control39"/></text:span><text:span text:style-name="T152"><text:tab/></text:span><text:span text:style-name="T152"><draw:control text:anchor-type="as-char" draw:z-index="42" draw:name="Vorm97" draw:style-name="gr1" draw:text-style-name="P6" svg:width="0.35cm" svg:height="0.35cm" draw:control="control41"/></text:span><text:span text:style-name="T152"><text:tab/></text:span><text:span text:style-name="T169">Verwijder overbodige Windows-bestanden via </text:span><text:span text:style-name="Strong_20_Emphasis"><text:span text:style-name="T170">Terminalvenster</text:span></text:span><text:span text:style-name="T171"> </text:span><text:span text:style-name="T172">en de volgende opdrachtregel:<text:line-break/></text:span></text:p>
      <text:list text:continue-numbering="true" text:style-name="L1">
        <text:list-header>
          <text:p text:style-name="P38"><text:span text:style-name="User_20_Entry"><text:span text:style-name="T173">f</text:span></text:span><text:span text:style-name="User_20_Entry"><text:span text:style-name="T174">ind </text:span></text:span><text:span text:style-name="User_20_Entry"><text:span text:style-name="T173">$HOME</text:span></text:span><text:span text:style-name="User_20_Entry"><text:span text:style-name="T174"> -type f -</text:span></text:span><text:span text:style-name="User_20_Entry"><text:span text:style-name="T175">i</text:span></text:span><text:span text:style-name="User_20_Entry"><text:span text:style-name="T174">name </text:span></text:span><text:span text:style-name="User_20_Entry"><text:span text:style-name="T176">d</text:span></text:span><text:span text:style-name="User_20_Entry"><text:span text:style-name="T174">esktop.ini -</text:span></text:span><text:span text:style-name="User_20_Entry"><text:span text:style-name="T177">d</text:span></text:span><text:span text:style-name="User_20_Entry"><text:span text:style-name="T178">e</text:span></text:span><text:span text:style-name="User_20_Entry"><text:span text:style-name="T177">lete </text:span></text:span><text:span text:style-name="User_20_Entry"><text:span text:style-name="T179">-or </text:span></text:span><text:span text:style-name="User_20_Entry"><text:span text:style-name="T174">-type f -</text:span></text:span><text:span text:style-name="User_20_Entry"><text:span text:style-name="T180">i</text:span></text:span><text:span text:style-name="User_20_Entry"><text:span text:style-name="T174">name </text:span></text:span><text:span text:style-name="User_20_Entry"><text:span text:style-name="T180">t</text:span></text:span><text:span text:style-name="User_20_Entry"><text:span text:style-name="T174">humbs.db -</text:span></text:span><text:span text:style-name="User_20_Entry"><text:span text:style-name="T177">delete -</text:span></text:span><text:span text:style-name="User_20_Entry"><text:span text:style-name="T179">or </text:span></text:span><text:span text:style-name="User_20_Entry"><text:span text:style-name="T174">-type f -name '*.</text:span></text:span><text:span text:style-name="User_20_Entry"><text:span text:style-name="T181">lnk'</text:span></text:span><text:span text:style-name="User_20_Entry"><text:span text:style-name="T182"> -delete -or </text:span></text:span><text:span text:style-name="User_20_Entry"><text:span text:style-name="T174">-type f -</text:span></text:span><text:span text:style-name="User_20_Entry"><text:span text:style-name="T175">i</text:span></text:span><text:span text:style-name="User_20_Entry"><text:span text:style-name="T174">name '*.</text:span></text:span><text:span text:style-name="User_20_Entry"><text:span text:style-name="T183">exe'</text:span></text:span><text:span text:style-name="User_20_Entry"><text:span text:style-name="T174"> -</text:span></text:span><text:span text:style-name="User_20_Entry"><text:span text:style-name="T177">delete -</text:span></text:span><text:span text:style-name="User_20_Entry"><text:span text:style-name="T182">or </text:span></text:span><text:span text:style-name="User_20_Entry"><text:span text:style-name="T174">-type f -</text:span></text:span><text:span text:style-name="User_20_Entry"><text:span text:style-name="T180">name '~*' -delete</text:span></text:span><text:span text:style-name="User_20_Entry"><text:span text:style-name="T184"><text:line-break/></text:span></text:span></text:p>
        </text:list-header>
      </text:list>
      <text:p text:style-name="P39"><text:span text:style-name="Strong_20_Emphasis"><text:tab/></text:span><text:span text:style-name="T152"><draw:control text:anchor-type="as-char" draw:z-index="12" draw:name="Vorm98" draw:style-name="gr1" draw:text-style-name="P6" svg:width="0.35cm" svg:height="0.35cm" draw:control="control11"/></text:span><text:span text:style-name="T152"><text:tab/></text:span><text:span text:style-name="T152"><draw:control text:anchor-type="as-char" draw:z-index="43" draw:name="Vorm99" draw:style-name="gr1" draw:text-style-name="P6" svg:width="0.35cm" svg:height="0.35cm" draw:control="control42"/></text:span><text:span text:style-name="T152"><text:tab/></text:span><text:span text:style-name="T152"><draw:control text:anchor-type="as-char" draw:z-index="44" draw:name="Vorm100" draw:style-name="gr1" draw:text-style-name="P6" svg:width="0.35cm" svg:height="0.35cm" draw:control="control43"/></text:span><text:span text:style-name="T152"><text:tab/></text:span><text:span text:style-name="T152"><draw:control text:anchor-type="as-char" draw:z-index="45" draw:name="Vorm101" draw:style-name="gr1" draw:text-style-name="P6" svg:width="0.35cm" svg:height="0.35cm" draw:control="control44"/></text:span><text:span text:style-name="T152"><text:tab/></text:span><text:span text:style-name="T146">Maak verbinding met het Internet, zodat er </text:span><text:span text:style-name="T185">weer</text:span><text:span text:style-name="T146"> nieuwe </text:span><text:span text:style-name="T186">e-</text:span><text:span text:style-name="T146">mails</text:span><text:span text:style-name="T187"> </text:span><text:span text:style-name="T186">binnen</text:span><text:span text:style-name="T146"> </text:span><text:span text:style-name="T187">kunnen </text:span><text:span text:style-name="T146">komen.</text:span></text:p>
      <text:list text:style-name="L2">
        <text:list-header>
          <text:p text:style-name="P40"><text:span text:style-name="T188"/></text:p>
          <text:p text:style-name="P41"><text:span text:style-name="T188"><text:line-break/><text:tab/></text:span><text:span text:style-name="T189">E</text:span><text:span text:style-name="T190">inde c</text:span><text:span text:style-name="T191">hecklist, </text:span><text:span text:style-name="T192">het overzetten</text:span><text:span text:style-name="T193"> </text:span><text:span text:style-name="T194">is </text:span><text:span text:style-name="T193">voltooid.</text:span></text:p>
        </text:list-header>
      </text:list>
      <text:p text:style-name="P42"/>
      <text:list text:continue-numbering="true" text:style-name="L2">
        <text:list-item>
          <text:list>
            <text:list-header>
              <text:p text:style-name="P43"><text:span text:style-name="T195">Geschreven door </text:span><text:a xlink:type="simple" xlink:href="mailto:info@karelzimmer.nl?subject=Checklist%20installatie%20Linux" text:style-name="Internet_20_link" text:visited-style-name="Visited_20_Internet_20_Link"><text:span text:style-name="T196">Karel Zimmer</text:span></text:a><text:span text:style-name="T197">.</text:span></text:p>
              <text:p text:style-name="P44"><text:span text:style-name="T198">Licentie </text:span><text:span text:style-name="T197">C</text:span><text:span text:style-name="T199">C0</text:span><text:span text:style-name="T197"> 1.0 </text:span><text:span text:style-name="T20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0"><text:s/></text:span><text:span text:style-name="T20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5">Gebr.#</text:p>
            <text:p text:style-name="P46"/>
          </table:table-cell>
          <table:table-cell table:style-name="Tabel1.A1" table:number-rows-spanned="2" office:value-type="string">
            <text:p text:style-name="P47">Gebruiker</text:p>
            <text:p text:style-name="P48">(bijv. Jan <text:span text:style-name="T201">Jansen</text:span>)</text:p>
          </table:table-cell>
          <table:table-cell table:style-name="Tabel1.A1" table:number-rows-spanned="2" office:value-type="string">
            <text:p text:style-name="P47">Gebruikersnaam</text:p>
            <text:p text:style-name="P48">(bijv. jan)</text:p>
          </table:table-cell>
          <table:table-cell table:style-name="Tabel1.D1" table:number-rows-spanned="2" office:value-type="string">
            <text:p text:style-name="P49">Wachtwoord</text:p>
            <text:p text:style-name="P50"/>
          </table:table-cell>
          <table:table-cell table:style-name="Tabel1.E1" office:value-type="string">
            <text:p text:style-name="P51"/>
          </table:table-cell>
          <table:table-cell table:style-name="Tabel1.F1" office:value-type="string">
            <text:p text:style-name="P52">BIOS-wachtwoord</text:p>
          </table:table-cell>
          <table:table-cell table:style-name="Tabel1.G1" office:value-type="string">
            <text:p text:style-name="P53"><draw:control text:anchor-type="as-char" draw:z-index="58" draw:name="Vorm1_11" draw:style-name="gr2" draw:text-style-name="P5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5">Wifi-netwerknaam</text:p>
          </table:table-cell>
          <table:table-cell table:style-name="Tabel1.G2" office:value-type="string">
            <text:p text:style-name="P53"><draw:control text:anchor-type="as-char" draw:z-index="59" draw:name="Vorm1_12" draw:style-name="gr2" draw:text-style-name="P5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5">1</text:p>
          </table:table-cell>
          <table:table-cell table:style-name="Tabel1.A3" office:value-type="string">
            <text:p text:style-name="P47"><draw:control text:anchor-type="as-char" draw:z-index="46" draw:name="Vorm1" draw:style-name="gr2" draw:text-style-name="P54" svg:width="5.486cm" svg:height="0.406cm" draw:control="control45"/></text:p>
          </table:table-cell>
          <table:table-cell table:style-name="Tabel1.A3" office:value-type="string">
            <text:p text:style-name="P53"><draw:control text:anchor-type="as-char" draw:z-index="50" draw:name="Vorm1_3" draw:style-name="gr2" draw:text-style-name="P54" svg:width="3.208cm" svg:height="0.406cm" draw:control="control49"/></text:p>
          </table:table-cell>
          <table:table-cell table:style-name="Tabel1.D3" office:value-type="string">
            <text:p text:style-name="P53"><draw:control text:anchor-type="as-char" draw:z-index="54" draw:name="Vorm1_7" draw:style-name="gr2" draw:text-style-name="P54" svg:width="4.571cm" svg:height="0.406cm" draw:control="control53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6">Netwerksleutel</text:p>
          </table:table-cell>
          <table:table-cell table:style-name="Tabel1.G2" office:value-type="string">
            <text:p text:style-name="P53"><draw:control text:anchor-type="as-char" draw:z-index="60" draw:name="Vorm1_13" draw:style-name="gr2" draw:text-style-name="P5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5">2</text:p>
          </table:table-cell>
          <table:table-cell table:style-name="Tabel1.A3" office:value-type="string">
            <text:p text:style-name="P53"><draw:control text:anchor-type="as-char" draw:z-index="47" draw:name="Vorm1_0" draw:style-name="gr2" draw:text-style-name="P54" svg:width="5.486cm" svg:height="0.406cm" draw:control="control46"/></text:p>
          </table:table-cell>
          <table:table-cell table:style-name="Tabel1.A3" office:value-type="string">
            <text:p text:style-name="P53"><draw:control text:anchor-type="as-char" draw:z-index="51" draw:name="Vorm1_4" draw:style-name="gr2" draw:text-style-name="P54" svg:width="3.208cm" svg:height="0.406cm" draw:control="control50"/></text:p>
          </table:table-cell>
          <table:table-cell table:style-name="Tabel1.D3" office:value-type="string">
            <text:p text:style-name="P53"><draw:control text:anchor-type="as-char" draw:z-index="55" draw:name="Vorm1_8" draw:style-name="gr2" draw:text-style-name="P54" svg:width="4.571cm" svg:height="0.406cm" draw:control="control54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7">Router IP#</text:p>
          </table:table-cell>
          <table:table-cell table:style-name="Tabel1.G2" office:value-type="string">
            <text:p text:style-name="P53"><draw:control text:anchor-type="as-char" draw:z-index="61" draw:name="Vorm1_14" draw:style-name="gr2" draw:text-style-name="P5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58">3</text:p>
          </table:table-cell>
          <table:table-cell table:style-name="Tabel1.A3" office:value-type="string">
            <text:p text:style-name="P53"><draw:control text:anchor-type="as-char" draw:z-index="48" draw:name="Vorm1_1" draw:style-name="gr2" draw:text-style-name="P54" svg:width="5.486cm" svg:height="0.406cm" draw:control="control47"/></text:p>
          </table:table-cell>
          <table:table-cell table:style-name="Tabel1.A3" office:value-type="string">
            <text:p text:style-name="P53"><draw:control text:anchor-type="as-char" draw:z-index="52" draw:name="Vorm1_5" draw:style-name="gr2" draw:text-style-name="P54" svg:width="3.208cm" svg:height="0.406cm" draw:control="control51"/></text:p>
          </table:table-cell>
          <table:table-cell table:style-name="Tabel1.D3" office:value-type="string">
            <text:p text:style-name="P53"><draw:control text:anchor-type="as-char" draw:z-index="56" draw:name="Vorm1_9" draw:style-name="gr2" draw:text-style-name="P54" svg:width="4.571cm" svg:height="0.406cm" draw:control="control55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7">Router gebr.nm/ww</text:p>
          </table:table-cell>
          <table:table-cell table:style-name="Tabel1.G2" office:value-type="string">
            <text:p text:style-name="P53"><draw:control text:anchor-type="as-char" draw:z-index="62" draw:name="Vorm1_15" draw:style-name="gr2" draw:text-style-name="P5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58">4</text:p>
          </table:table-cell>
          <table:table-cell table:style-name="Tabel1.A3" office:value-type="string">
            <text:p text:style-name="P53"><draw:control text:anchor-type="as-char" draw:z-index="49" draw:name="Vorm1_2" draw:style-name="gr2" draw:text-style-name="P54" svg:width="5.486cm" svg:height="0.406cm" draw:control="control48"/></text:p>
          </table:table-cell>
          <table:table-cell table:style-name="Tabel1.A3" office:value-type="string">
            <text:p text:style-name="P53"><draw:control text:anchor-type="as-char" draw:z-index="53" draw:name="Vorm1_6" draw:style-name="gr2" draw:text-style-name="P54" svg:width="3.208cm" svg:height="0.406cm" draw:control="control52"/></text:p>
          </table:table-cell>
          <table:table-cell table:style-name="Tabel1.D3" office:value-type="string">
            <text:p text:style-name="P53"><draw:control text:anchor-type="as-char" draw:z-index="57" draw:name="Vorm1_10" draw:style-name="gr2" draw:text-style-name="P54" svg:width="4.571cm" svg:height="0.406cm" draw:control="control56"/></text:p>
          </table:table-cell>
          <table:table-cell table:style-name="Tabel1.E1" office:value-type="string">
            <text:p text:style-name="P51"/>
          </table:table-cell>
          <table:table-cell table:style-name="Tabel1.F2" office:value-type="string">
            <text:p text:style-name="P59">TeamViewer ID</text:p>
          </table:table-cell>
          <table:table-cell table:style-name="Tabel1.G2" office:value-type="string">
            <text:p text:style-name="P53"><draw:control text:anchor-type="as-char" draw:z-index="63" draw:name="Vorm1_16" draw:style-name="gr2" draw:text-style-name="P54" svg:width="5.329cm" svg:height="0.406cm" draw:control="control62"/></text:p>
          </table:table-cell>
        </table:table-row>
      </table:table>
      <text:p text:style-name="Standard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60">Gebr./<text:span text:style-name="T202">Volg#</text:span></text:p>
          </table:table-cell>
          <table:table-cell table:style-name="Tabel2.A1" office:value-type="string">
            <text:p text:style-name="P61">E-mailnaam</text:p>
          </table:table-cell>
          <table:table-cell table:style-name="Tabel2.A1" office:value-type="string">
            <text:p text:style-name="P61">E-mailadres</text:p>
          </table:table-cell>
          <table:table-cell table:style-name="Tabel2.A1" office:value-type="string">
            <text:p text:style-name="P62">Gebruikersnaam</text:p>
          </table:table-cell>
          <table:table-cell table:style-name="Tabel2.A1" office:value-type="string">
            <text:p text:style-name="P63">Wachtwoord</text:p>
          </table:table-cell>
          <table:table-cell table:style-name="Tabel2.A1" office:value-type="string">
            <text:p text:style-name="P63"><text:span text:style-name="T203">Inkomende</text:span><text:span text:style-name="T204"> </text:span>mailserver<text:line-break/>(pop.voorbeeld.com)</text:p>
          </table:table-cell>
          <table:table-cell table:style-name="Tabel2.G1" office:value-type="string">
            <text:p text:style-name="P64"><text:span text:style-name="T204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65"><draw:control text:anchor-type="as-char" svg:y="-0.598cm" draw:z-index="64" draw:name="Vorm1_17" draw:style-name="gr3" draw:text-style-name="P54" svg:width="1.176cm" svg:height="0.802cm" draw:control="control63"/></text:p>
          </table:table-cell>
          <table:table-cell table:style-name="Tabel2.A2" office:value-type="string">
            <text:p text:style-name="P66"><draw:control text:anchor-type="as-char" svg:y="-0.598cm" draw:z-index="70" draw:name="Vorm1_23" draw:style-name="gr3" draw:text-style-name="P54" svg:width="2.855cm" svg:height="0.802cm" draw:control="control69"/></text:p>
          </table:table-cell>
          <table:table-cell table:style-name="Tabel2.A2" office:value-type="string">
            <text:p text:style-name="P67"><draw:control text:anchor-type="as-char" svg:y="-0.598cm" draw:z-index="71" draw:name="Vorm1_24" draw:style-name="gr3" draw:text-style-name="P54" svg:width="3.56cm" svg:height="0.802cm" draw:control="control70"/></text:p>
          </table:table-cell>
          <table:table-cell table:style-name="Tabel2.A2" office:value-type="string">
            <text:p text:style-name="P68"><draw:control text:anchor-type="as-char" svg:y="-0.598cm" draw:z-index="72" draw:name="Vorm1_25" draw:style-name="gr3" draw:text-style-name="P54" svg:width="3.287cm" svg:height="0.802cm" draw:control="control71"/></text:p>
          </table:table-cell>
          <table:table-cell table:style-name="Tabel2.A2" office:value-type="string">
            <text:p text:style-name="P68"><draw:control text:anchor-type="as-char" svg:y="-0.598cm" draw:z-index="73" draw:name="Vorm1_26" draw:style-name="gr3" draw:text-style-name="P54" svg:width="2.855cm" svg:height="0.802cm" draw:control="control72"/></text:p>
          </table:table-cell>
          <table:table-cell table:style-name="Tabel2.A2" office:value-type="string">
            <text:p text:style-name="P68"><draw:control text:anchor-type="as-char" svg:y="-0.598cm" draw:z-index="74" draw:name="Vorm1_27" draw:style-name="gr3" draw:text-style-name="P54" svg:width="4.283cm" svg:height="0.802cm" draw:control="control73"/></text:p>
          </table:table-cell>
          <table:table-cell table:style-name="Tabel2.G2" office:value-type="string">
            <text:p text:style-name="P68"><draw:control text:anchor-type="as-char" svg:y="-0.598cm" draw:z-index="75" draw:name="Vorm1_28" draw:style-name="gr3" draw:text-style-name="P5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65"><draw:control text:anchor-type="as-char" svg:y="-0.598cm" draw:z-index="65" draw:name="Vorm1_18" draw:style-name="gr3" draw:text-style-name="P54" svg:width="1.176cm" svg:height="0.802cm" draw:control="control64"/></text:p>
          </table:table-cell>
          <table:table-cell table:style-name="Tabel2.A3" office:value-type="string">
            <text:p text:style-name="P67"><draw:control text:anchor-type="as-char" svg:y="-0.598cm" draw:z-index="76" draw:name="Vorm1_29" draw:style-name="gr3" draw:text-style-name="P54" svg:width="2.855cm" svg:height="0.802cm" draw:control="control75"/></text:p>
          </table:table-cell>
          <table:table-cell table:style-name="Tabel2.A3" office:value-type="string">
            <text:p text:style-name="P67"><draw:control text:anchor-type="as-char" svg:y="-0.598cm" draw:z-index="81" draw:name="Vorm1_34" draw:style-name="gr3" draw:text-style-name="P54" svg:width="3.56cm" svg:height="0.802cm" draw:control="control80"/></text:p>
          </table:table-cell>
          <table:table-cell table:style-name="Tabel2.A3" office:value-type="string">
            <text:p text:style-name="P68"><draw:control text:anchor-type="as-char" svg:y="-0.598cm" draw:z-index="86" draw:name="Vorm1_39" draw:style-name="gr3" draw:text-style-name="P54" svg:width="3.287cm" svg:height="0.802cm" draw:control="control85"/></text:p>
          </table:table-cell>
          <table:table-cell table:style-name="Tabel2.A3" office:value-type="string">
            <text:p text:style-name="P68"><draw:control text:anchor-type="as-char" svg:y="-0.598cm" draw:z-index="91" draw:name="Vorm1_44" draw:style-name="gr3" draw:text-style-name="P54" svg:width="2.855cm" svg:height="0.802cm" draw:control="control90"/></text:p>
          </table:table-cell>
          <table:table-cell table:style-name="Tabel2.A3" office:value-type="string">
            <text:p text:style-name="P68"><draw:control text:anchor-type="as-char" svg:y="-0.598cm" draw:z-index="96" draw:name="Vorm1_49" draw:style-name="gr3" draw:text-style-name="P54" svg:width="4.283cm" svg:height="0.802cm" draw:control="control95"/></text:p>
          </table:table-cell>
          <table:table-cell table:style-name="Tabel2.G3" office:value-type="string">
            <text:p text:style-name="P68"><draw:control text:anchor-type="as-char" svg:y="-0.598cm" draw:z-index="101" draw:name="Vorm1_54" draw:style-name="gr3" draw:text-style-name="P5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65"><draw:control text:anchor-type="as-char" svg:y="-0.598cm" draw:z-index="66" draw:name="Vorm1_19" draw:style-name="gr3" draw:text-style-name="P54" svg:width="1.176cm" svg:height="0.802cm" draw:control="control65"/></text:p>
          </table:table-cell>
          <table:table-cell table:style-name="Tabel2.A3" office:value-type="string">
            <text:p text:style-name="P67"><draw:control text:anchor-type="as-char" svg:y="-0.598cm" draw:z-index="77" draw:name="Vorm1_30" draw:style-name="gr3" draw:text-style-name="P54" svg:width="2.855cm" svg:height="0.802cm" draw:control="control76"/></text:p>
          </table:table-cell>
          <table:table-cell table:style-name="Tabel2.A3" office:value-type="string">
            <text:p text:style-name="P67"><draw:control text:anchor-type="as-char" svg:y="-0.598cm" draw:z-index="82" draw:name="Vorm1_35" draw:style-name="gr3" draw:text-style-name="P54" svg:width="3.56cm" svg:height="0.802cm" draw:control="control81"/></text:p>
          </table:table-cell>
          <table:table-cell table:style-name="Tabel2.A3" office:value-type="string">
            <text:p text:style-name="P68"><draw:control text:anchor-type="as-char" svg:y="-0.598cm" draw:z-index="87" draw:name="Vorm1_40" draw:style-name="gr3" draw:text-style-name="P54" svg:width="3.287cm" svg:height="0.802cm" draw:control="control86"/></text:p>
          </table:table-cell>
          <table:table-cell table:style-name="Tabel2.A3" office:value-type="string">
            <text:p text:style-name="P68"><draw:control text:anchor-type="as-char" svg:y="-0.598cm" draw:z-index="92" draw:name="Vorm1_45" draw:style-name="gr3" draw:text-style-name="P54" svg:width="2.855cm" svg:height="0.802cm" draw:control="control91"/></text:p>
          </table:table-cell>
          <table:table-cell table:style-name="Tabel2.A3" office:value-type="string">
            <text:p text:style-name="P68"><draw:control text:anchor-type="as-char" svg:y="-0.598cm" draw:z-index="97" draw:name="Vorm1_50" draw:style-name="gr3" draw:text-style-name="P54" svg:width="4.283cm" svg:height="0.802cm" draw:control="control96"/></text:p>
          </table:table-cell>
          <table:table-cell table:style-name="Tabel2.G3" office:value-type="string">
            <text:p text:style-name="P68"><draw:control text:anchor-type="as-char" svg:y="-0.598cm" draw:z-index="102" draw:name="Vorm1_55" draw:style-name="gr3" draw:text-style-name="P5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65"><draw:control text:anchor-type="as-char" svg:y="-0.598cm" draw:z-index="67" draw:name="Vorm1_20" draw:style-name="gr3" draw:text-style-name="P54" svg:width="1.176cm" svg:height="0.802cm" draw:control="control66"/></text:p>
          </table:table-cell>
          <table:table-cell table:style-name="Tabel2.A3" office:value-type="string">
            <text:p text:style-name="P67"><draw:control text:anchor-type="as-char" svg:y="-0.598cm" draw:z-index="78" draw:name="Vorm1_31" draw:style-name="gr3" draw:text-style-name="P54" svg:width="2.855cm" svg:height="0.802cm" draw:control="control77"/></text:p>
          </table:table-cell>
          <table:table-cell table:style-name="Tabel2.A3" office:value-type="string">
            <text:p text:style-name="P67"><draw:control text:anchor-type="as-char" svg:y="-0.598cm" draw:z-index="83" draw:name="Vorm1_36" draw:style-name="gr3" draw:text-style-name="P54" svg:width="3.56cm" svg:height="0.802cm" draw:control="control82"/></text:p>
          </table:table-cell>
          <table:table-cell table:style-name="Tabel2.A3" office:value-type="string">
            <text:p text:style-name="P68"><draw:control text:anchor-type="as-char" svg:y="-0.598cm" draw:z-index="88" draw:name="Vorm1_41" draw:style-name="gr3" draw:text-style-name="P54" svg:width="3.287cm" svg:height="0.802cm" draw:control="control87"/></text:p>
          </table:table-cell>
          <table:table-cell table:style-name="Tabel2.A3" office:value-type="string">
            <text:p text:style-name="P68"><draw:control text:anchor-type="as-char" svg:y="-0.598cm" draw:z-index="93" draw:name="Vorm1_46" draw:style-name="gr3" draw:text-style-name="P54" svg:width="2.855cm" svg:height="0.802cm" draw:control="control92"/></text:p>
          </table:table-cell>
          <table:table-cell table:style-name="Tabel2.A3" office:value-type="string">
            <text:p text:style-name="P68"><draw:control text:anchor-type="as-char" svg:y="-0.598cm" draw:z-index="98" draw:name="Vorm1_51" draw:style-name="gr3" draw:text-style-name="P54" svg:width="4.283cm" svg:height="0.802cm" draw:control="control97"/></text:p>
          </table:table-cell>
          <table:table-cell table:style-name="Tabel2.G3" office:value-type="string">
            <text:p text:style-name="P68"><draw:control text:anchor-type="as-char" svg:y="-0.598cm" draw:z-index="103" draw:name="Vorm1_56" draw:style-name="gr3" draw:text-style-name="P5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65"><draw:control text:anchor-type="as-char" svg:y="-0.598cm" draw:z-index="68" draw:name="Vorm1_21" draw:style-name="gr3" draw:text-style-name="P54" svg:width="1.176cm" svg:height="0.802cm" draw:control="control67"/></text:p>
          </table:table-cell>
          <table:table-cell table:style-name="Tabel2.A3" office:value-type="string">
            <text:p text:style-name="P67"><draw:control text:anchor-type="as-char" svg:y="-0.598cm" draw:z-index="79" draw:name="Vorm1_32" draw:style-name="gr3" draw:text-style-name="P54" svg:width="2.855cm" svg:height="0.802cm" draw:control="control78"/></text:p>
          </table:table-cell>
          <table:table-cell table:style-name="Tabel2.A3" office:value-type="string">
            <text:p text:style-name="P67"><draw:control text:anchor-type="as-char" svg:y="-0.598cm" draw:z-index="84" draw:name="Vorm1_37" draw:style-name="gr3" draw:text-style-name="P54" svg:width="3.56cm" svg:height="0.802cm" draw:control="control83"/></text:p>
          </table:table-cell>
          <table:table-cell table:style-name="Tabel2.A3" office:value-type="string">
            <text:p text:style-name="P68"><draw:control text:anchor-type="as-char" svg:y="-0.598cm" draw:z-index="89" draw:name="Vorm1_42" draw:style-name="gr3" draw:text-style-name="P54" svg:width="3.287cm" svg:height="0.802cm" draw:control="control88"/></text:p>
          </table:table-cell>
          <table:table-cell table:style-name="Tabel2.A3" office:value-type="string">
            <text:p text:style-name="P68"><draw:control text:anchor-type="as-char" svg:y="-0.598cm" draw:z-index="94" draw:name="Vorm1_47" draw:style-name="gr3" draw:text-style-name="P54" svg:width="2.855cm" svg:height="0.802cm" draw:control="control93"/></text:p>
          </table:table-cell>
          <table:table-cell table:style-name="Tabel2.A3" office:value-type="string">
            <text:p text:style-name="P68"><draw:control text:anchor-type="as-char" svg:y="-0.598cm" draw:z-index="99" draw:name="Vorm1_52" draw:style-name="gr3" draw:text-style-name="P54" svg:width="4.283cm" svg:height="0.802cm" draw:control="control98"/></text:p>
          </table:table-cell>
          <table:table-cell table:style-name="Tabel2.G3" office:value-type="string">
            <text:p text:style-name="P68"><draw:control text:anchor-type="as-char" svg:y="-0.598cm" draw:z-index="104" draw:name="Vorm1_57" draw:style-name="gr3" draw:text-style-name="P5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65"><draw:control text:anchor-type="as-char" svg:y="-0.598cm" draw:z-index="69" draw:name="Vorm1_22" draw:style-name="gr3" draw:text-style-name="P54" svg:width="1.176cm" svg:height="0.802cm" draw:control="control68"/></text:p>
          </table:table-cell>
          <table:table-cell table:style-name="Tabel2.A3" office:value-type="string">
            <text:p text:style-name="P67"><draw:control text:anchor-type="as-char" svg:y="-0.598cm" draw:z-index="80" draw:name="Vorm1_33" draw:style-name="gr3" draw:text-style-name="P54" svg:width="2.855cm" svg:height="0.802cm" draw:control="control79"/></text:p>
          </table:table-cell>
          <table:table-cell table:style-name="Tabel2.A3" office:value-type="string">
            <text:p text:style-name="P67"><draw:control text:anchor-type="as-char" svg:y="-0.598cm" draw:z-index="85" draw:name="Vorm1_38" draw:style-name="gr3" draw:text-style-name="P54" svg:width="3.56cm" svg:height="0.802cm" draw:control="control84"/></text:p>
          </table:table-cell>
          <table:table-cell table:style-name="Tabel2.A3" office:value-type="string">
            <text:p text:style-name="P68"><draw:control text:anchor-type="as-char" svg:y="-0.598cm" draw:z-index="90" draw:name="Vorm1_43" draw:style-name="gr3" draw:text-style-name="P54" svg:width="3.287cm" svg:height="0.802cm" draw:control="control89"/></text:p>
          </table:table-cell>
          <table:table-cell table:style-name="Tabel2.A3" office:value-type="string">
            <text:p text:style-name="P68"><draw:control text:anchor-type="as-char" svg:y="-0.598cm" draw:z-index="95" draw:name="Vorm1_48" draw:style-name="gr3" draw:text-style-name="P54" svg:width="2.855cm" svg:height="0.802cm" draw:control="control94"/></text:p>
          </table:table-cell>
          <table:table-cell table:style-name="Tabel2.A3" office:value-type="string">
            <text:p text:style-name="P68"><draw:control text:anchor-type="as-char" svg:y="-0.598cm" draw:z-index="100" draw:name="Vorm1_53" draw:style-name="gr3" draw:text-style-name="P54" svg:width="4.283cm" svg:height="0.802cm" draw:control="control99"/></text:p>
          </table:table-cell>
          <table:table-cell table:style-name="Tabel2.G3" office:value-type="string">
            <text:p text:style-name="P68"><draw:control text:anchor-type="as-char" svg:y="-0.598cm" draw:z-index="105" draw:name="Vorm1_58" draw:style-name="gr3" draw:text-style-name="P54" svg:width="4.46cm" svg:height="0.802cm" draw:control="control104"/>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Desktop-naar-Linux-Desktop.odt</text:file-name><text:tab/><text:tab/><text:tab/><text:tab/><text:tab/><text:tab/><text:tab/><text:tab/><text:tab/><text:tab/><text:tab/><text:tab/><text:tab/><text:date style:data-style-name="N36" text:date-value="2025-07-23T16:54:48.953740498">23-07-2025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Desktop-naar-Linux-Desktop</text:file-name><text:tab/><text:tab/><text:tab/><text:tab/><text:tab/><text:tab/><text:tab/><text:tab/><text:tab/><text:tab/><text:tab/><text:tab/><text:tab/><text:date style:data-style-name="N36" text:date-value="2025-07-23T16:54:48.954965095">23-07-2025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7-23T16:54:48.882663516</dc:date>
    <meta:print-date>2014-01-05T10:21:33.960023988</meta:print-date>
    <meta:keyword>Installatie</meta:keyword>
    <meta:keyword>Checklist</meta:keyword>
    <meta:keyword>Linux</meta:keyword>
    <meta:editing-cycles>2471</meta:editing-cycles>
    <meta:editing-duration>P5DT3H5M51S</meta:editing-duration>
    <meta:printed-by>Karel Zimmer</meta:printed-by>
    <dc:creator>Karel Zimmer</dc:creator>
    <meta:document-statistic meta:table-count="5" meta:image-count="2" meta:object-count="0" meta:page-count="4" meta:paragraph-count="156" meta:word-count="572" meta:character-count="4584" meta:non-whitespace-character-count="3869"/>
    <meta:user-defined meta:name="Info 1"/>
    <meta:user-defined meta:name="Info 2"/>
    <meta:user-defined meta:name="Info 3"/>
    <meta:user-defined meta:name="Info 4"/>
  </office:meta>
</office:document-meta>
</file>